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5_12-13-28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15_15-17-47_000.jpg</text:p>
          </table:table-cell>
          <table:table-cell table:style-name="ce19" office:value-type="string">
            <text:p>:m RES 1*1 / free# JVEMV6 65#7.1_2 / 65. philosophy / 7. pos / 1. 誤謬 / w:形式的誤謬；連言誤謬；後件肯定；前件否定,other=e.g.+;think+ / N+</text:p>
          </table:table-cell>
          <table:table-cell table:style-name="ce4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3]=&quot;&quot;;[.C3];CONCATENATE([.C3];&quot; / &quot;;[.E3]))" office:value-type="string" office:string-value=":m RES 1*1 / free# JVEMV6 65#7.1_2 / 65. philosophy / 7. pos / 1. 誤謬 / w:形式的誤謬；連言誤謬；後件肯定；前件否定,other=e.g.+;think+ / N+">
            <text:p>:m RES 1*1 / free# JVEMV6 65#7.1_2 / 65. philosophy / 7. pos / 1. 誤謬 / w:形式的誤謬；連言誤謬；後件肯定；前件否定,other=e.g.+;think+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5_15-33-43_000.jpg</text:p>
          </table:table-cell>
          <table:table-cell table:style-name="ce19" office:value-type="string">
            <text:p>:bookmemo / 読んだ本 / 『対人関係療法でなおす　トラウマ・PTSD』 / 著者=水島広子</text:p>
          </table:table-cell>
          <table:table-cell table:style-name="ce17"/>
          <table:table-cell table:style-name="ce4"/>
          <table:table-cell table:style-name="ce4" office:value-type="string">
            <text:p>N-35-35-28.546142 E-139-34-49.050292</text:p>
          </table:table-cell>
          <table:table-cell table:style-name="ce34" table:formula="of:=IF([.E4]=&quot;&quot;;[.C4];CONCATENATE([.C4];&quot; / &quot;;[.E4]))" office:value-type="string" office:string-value=":bookmemo / 読んだ本 / 『対人関係療法でなおす　トラウマ・PTSD』 / 著者=水島広子">
            <text:p>:bookmemo / 読んだ本 / 『対人関係療法でなおす　トラウマ・PTSD』 / 著者=水島広子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5_15-49-24_000.jpg</text:p>
          </table:table-cell>
          <table:table-cell table:style-name="ce19" office:value-type="string">
            <text:p>JVEMV6 52#2 / 52. 自然観察 / 1. grass / field_photos / 雑草、草本、花 / @家の近くの住宅：カボス書店の東隣 / object=紫陽花：枝の先端に、花序と、幾枚かの葉 id=HSH5 / N-35-35-25.868225 E-139-34-48.995361</text:p>
          </table:table-cell>
          <table:table-cell table:style-name="ce18"/>
          <table:table-cell table:style-name="ce4" table:formula="of:=[.F5]" office:value-type="string" office:string-value="N-35-35-25.868225 E-139-34-48.995361">
            <text:p>N-35-35-25.868225 E-139-34-48.995361</text:p>
          </table:table-cell>
          <table:table-cell table:style-name="ce4" office:value-type="string">
            <text:p>N-35-35-25.868225 E-139-34-48.995361</text:p>
          </table:table-cell>
          <table:table-cell table:style-name="ce34" table:formula="of:=IF([.E5]=&quot;&quot;;[.C5];CONCATENATE([.C5];&quot; / &quot;;[.E5]))" office:value-type="string" office:string-value="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">
            <text:p>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5_15-49-27_000.jpg</text:p>
          </table:table-cell>
          <table:table-cell table:style-name="ce19" office:value-type="string">
            <text:p>JVEMV6 52#2 / 52. 自然観察 / 1. grass / field_photos / 雑草、草本、花 / @家の近くの住宅：カボス書店の東隣 / object=紫陽花：枝の先端に、花序と、幾枚かの葉 id=HSH5 / N-35-35-25.868225 E-139-34-48.995361</text:p>
          </table:table-cell>
          <table:table-cell table:style-name="ce16"/>
          <table:table-cell table:style-name="ce4" table:formula="of:=[.F6]" office:value-type="string" office:string-value="N-35-35-25.868225 E-139-34-48.995361">
            <text:p>N-35-35-25.868225 E-139-34-48.995361</text:p>
          </table:table-cell>
          <table:table-cell table:style-name="ce4" office:value-type="string">
            <text:p>N-35-35-25.868225 E-139-34-48.995361</text:p>
          </table:table-cell>
          <table:table-cell table:style-name="ce34" table:formula="of:=IF([.E6]=&quot;&quot;;[.C6];CONCATENATE([.C6];&quot; / &quot;;[.E6]))" office:value-type="string" office:string-value="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">
            <text:p>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5_15-49-39_000.jpg</text:p>
          </table:table-cell>
          <table:table-cell table:style-name="ce19" office:value-type="string">
            <text:p>JVEMV6 52#2 / 52. 自然観察 / 1. grass / field_photos / 雑草、草本、花 / @家の近くの住宅：カボス書店の東隣 / object=紫陽花：枝の先端に、花序と、幾枚かの葉 id=HSH5 / N-35-35-25.868225 E-139-34-48.995361</text:p>
          </table:table-cell>
          <table:table-cell table:style-name="ce16"/>
          <table:table-cell table:style-name="ce4" table:formula="of:=[.F7]" office:value-type="string" office:string-value="N-35-35-25.868225 E-139-34-48.995361">
            <text:p>N-35-35-25.868225 E-139-34-48.995361</text:p>
          </table:table-cell>
          <table:table-cell table:style-name="ce4" office:value-type="string">
            <text:p>N-35-35-25.868225 E-139-34-48.995361</text:p>
          </table:table-cell>
          <table:table-cell table:style-name="ce34" table:formula="of:=IF([.E7]=&quot;&quot;;[.C7];CONCATENATE([.C7];&quot; / &quot;;[.E7]))" office:value-type="string" office:string-value="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">
            <text:p>JVEMV6 52#2 / 52. 自然観察 / 1. grass / field_photos / 雑草、草本、花 / @家の近くの住宅：カボス書店の東隣 / object=紫陽花：枝の先端に、花序と、幾枚かの葉 id=HSH5 / N-35-35-25.868225 E-139-34-48.995361 / N-35-35-25.868225 E-139-34-48.99536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5_15-49-51_000.jpg</text:p>
          </table:table-cell>
          <table:table-cell table:style-name="ce19" office:value-type="string">
            <text:p>JVEMV6 52#2 / 52. 自然観察 / 1. grass / field_photos / 雑草、草本、花 / @家の近くの住宅：カボス書店の東隣 / object=紫陽花：枝の先端に、花序と、幾枚かの葉 id=HSH5 / N-35-35-25.79956 E-139-34-49.105224</text:p>
          </table:table-cell>
          <table:table-cell table:style-name="ce17"/>
          <table:table-cell table:style-name="ce4" table:formula="of:=[.F8]" office:value-type="string" office:string-value="N-35-35-25.79956 E-139-34-49.105224">
            <text:p>N-35-35-25.79956 E-139-34-49.105224</text:p>
          </table:table-cell>
          <table:table-cell table:style-name="ce4" office:value-type="string">
            <text:p>N-35-35-25.79956 E-139-34-49.105224</text:p>
          </table:table-cell>
          <table:table-cell table:style-name="ce34" table:formula="of:=IF([.E8]=&quot;&quot;;[.C8];CONCATENATE([.C8];&quot; / &quot;;[.E8]))" office:value-type="string" office:string-value="JVEMV6 52#2 / 52. 自然観察 / 1. grass / field_photos / 雑草、草本、花 / @家の近くの住宅：カボス書店の東隣 / object=紫陽花：枝の先端に、花序と、幾枚かの葉 id=HSH5 / N-35-35-25.79956 E-139-34-49.105224 / N-35-35-25.79956 E-139-34-49.105224">
            <text:p>JVEMV6 52#2 / 52. 自然観察 / 1. grass / field_photos / 雑草、草本、花 / @家の近くの住宅：カボス書店の東隣 / object=紫陽花：枝の先端に、花序と、幾枚かの葉 id=HSH5 / N-35-35-25.79956 E-139-34-49.105224 / N-35-35-25.79956 E-139-34-49.1052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5_21-22-4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5_21-23-27_000.jpg</text:p>
          </table:table-cell>
          <table:table-cell table:style-name="ce17" office:value-type="string">
            <text:p>:m 1*1 RES / free# JVEMV6 46#6.1_3 / 46. art / 6. va / 1. sketch / theme=手：ハサミを持つ / N+</text:p>
          </table:table-cell>
          <table:table-cell table:style-name="ce16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10]=&quot;&quot;;[.C10];CONCATENATE([.C10];&quot; / &quot;;[.E10]))" office:value-type="string" office:string-value=":m 1*1 RES / free# JVEMV6 46#6.1_3 / 46. art / 6. va / 1. sketch / theme=手：ハサミを持つ / N+">
            <text:p>:m 1*1 RES / free# JVEMV6 46#6.1_3 / 46. art / 6. va / 1. sketch / theme=手：ハサミを持つ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15_23-43-39_000.jpg</text:p>
          </table:table-cell>
          <table:table-cell table:style-name="ce18" office:value-type="string">
            <text:p>:m 記録 / 身体 / ケガ / loc=左手：甲,cause=切り傷,loc-incident=台所：焼酎漬け用の瓶を洗っていた,id=20201214_152224,phase=傷口の様子,apparatus=ルーペを付けた / N-35-35-28.436279 E-139-34-49.544677</text:p>
          </table:table-cell>
          <table:table-cell table:style-name="ce16"/>
          <table:table-cell table:style-name="ce4" table:formula="of:=[.F11]" office:value-type="string" office:string-value="N-35-35-28.436279 E-139-34-49.544677">
            <text:p>N-35-35-28.436279 E-139-34-49.544677</text:p>
          </table:table-cell>
          <table:table-cell table:style-name="ce4" office:value-type="string">
            <text:p>N-35-35-28.436279 E-139-34-49.544677</text:p>
          </table:table-cell>
          <table:table-cell table:style-name="ce34" table:formula="of:=IF([.E11]=&quot;&quot;;[.C11];CONCATENATE([.C11];&quot; / &quot;;[.E11]))" office:value-type="string" office:string-value=":m 記録 / 身体 / ケガ / loc=左手：甲,cause=切り傷,loc-incident=台所：焼酎漬け用の瓶を洗っていた,id=20201214_152224,phase=傷口の様子,apparatus=ルーペを付けた / N-35-35-28.436279 E-139-34-49.544677 / N-35-35-28.436279 E-139-34-49.544677">
            <text:p>:m 記録 / 身体 / ケガ / loc=左手：甲,cause=切り傷,loc-incident=台所：焼酎漬け用の瓶を洗っていた,id=20201214_152224,phase=傷口の様子,apparatus=ルーペを付けた / N-35-35-28.436279 E-139-34-49.544677 / N-35-35-28.436279 E-139-34-49.54467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15_23-44-06_000.jpg</text:p>
          </table:table-cell>
          <table:table-cell table:style-name="ce18" office:value-type="string">
            <text:p>:m 記録 / 身体 / ケガ / loc=左手：甲,cause=切り傷,loc-incident=台所：焼酎漬け用の瓶を洗っていた,id=20201214_152224,phase=傷口の様子,apparatus=ルーペを付けた / N-35-35-28.450012 E-139-34-49.544677</text:p>
          </table:table-cell>
          <table:table-cell table:style-name="ce17"/>
          <table:table-cell table:style-name="ce4" table:formula="of:=[.F12]" office:value-type="string" office:string-value="N-35-35-28.450012 E-139-34-49.544677">
            <text:p>N-35-35-28.450012 E-139-34-49.544677</text:p>
          </table:table-cell>
          <table:table-cell table:style-name="ce4" office:value-type="string">
            <text:p>N-35-35-28.450012 E-139-34-49.544677</text:p>
          </table:table-cell>
          <table:table-cell table:style-name="ce34" table:formula="of:=IF([.E12]=&quot;&quot;;[.C12];CONCATENATE([.C12];&quot; / &quot;;[.E12]))" office:value-type="string" office:string-value=":m 記録 / 身体 / ケガ / loc=左手：甲,cause=切り傷,loc-incident=台所：焼酎漬け用の瓶を洗っていた,id=20201214_152224,phase=傷口の様子,apparatus=ルーペを付けた / N-35-35-28.450012 E-139-34-49.544677 / N-35-35-28.450012 E-139-34-49.544677">
            <text:p>:m 記録 / 身体 / ケガ / loc=左手：甲,cause=切り傷,loc-incident=台所：焼酎漬け用の瓶を洗っていた,id=20201214_152224,phase=傷口の様子,apparatus=ルーペを付けた / N-35-35-28.450012 E-139-34-49.544677 / N-35-35-28.450012 E-139-34-49.54467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15_23-49-07_000.jpg</text:p>
          </table:table-cell>
          <table:table-cell table:style-name="ce18" office:value-type="string">
            <text:p>:m 記録 / 身体 / ケガ / loc=左手：甲,cause=不明,loc-incident=~,id=2020-12-15_23-49,phase=傷口の様子,apparatus=ルーペを付けた,injury=擦り傷：皮膚がめくれている / N-35-35-28.436279 E-139-34-49.544677</text:p>
          </table:table-cell>
          <table:table-cell table:style-name="ce17"/>
          <table:table-cell table:style-name="ce4" table:formula="of:=[.F13]" office:value-type="string" office:string-value="N-35-35-28.436279 E-139-34-49.544677">
            <text:p>N-35-35-28.436279 E-139-34-49.544677</text:p>
          </table:table-cell>
          <table:table-cell table:style-name="ce4" office:value-type="string">
            <text:p>N-35-35-28.436279 E-139-34-49.544677</text:p>
          </table:table-cell>
          <table:table-cell table:style-name="ce34" table:formula="of:=IF([.E13]=&quot;&quot;;[.C13];CONCATENATE([.C13];&quot; / &quot;;[.E13]))" office:value-type="string" office:string-value=":m 記録 / 身体 / ケガ / loc=左手：甲,cause=不明,loc-incident=~,id=2020-12-15_23-49,phase=傷口の様子,apparatus=ルーペを付けた,injury=擦り傷：皮膚がめくれている / N-35-35-28.436279 E-139-34-49.544677 / N-35-35-28.436279 E-139-34-49.544677">
            <text:p>:m 記録 / 身体 / ケガ / loc=左手：甲,cause=不明,loc-incident=~,id=2020-12-15_23-49,phase=傷口の様子,apparatus=ルーペを付けた,injury=擦り傷：皮膚がめくれている / N-35-35-28.436279 E-139-34-49.544677 / N-35-35-28.436279 E-139-34-49.54467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15_23-50-52_000.jpg</text:p>
          </table:table-cell>
          <table:table-cell table:style-name="ce18" office:value-type="string">
            <text:p>:m 記録 / 身体 / ケガ / loc=左手：甲,cause=不明,loc-incident=~,id=2020-12-15_23-49,phase=テープを貼った,apparatus=ルーペを付けた,injury=擦り傷：皮膚がめくれている / N-35-35-28.436279 E-139-34-49.489746</text:p>
          </table:table-cell>
          <table:table-cell table:style-name="ce18"/>
          <table:table-cell table:style-name="ce4" table:formula="of:=[.F14]" office:value-type="string" office:string-value="N-35-35-28.436279 E-139-34-49.489746">
            <text:p>N-35-35-28.436279 E-139-34-49.489746</text:p>
          </table:table-cell>
          <table:table-cell table:style-name="ce4" office:value-type="string">
            <text:p>N-35-35-28.436279 E-139-34-49.489746</text:p>
          </table:table-cell>
          <table:table-cell table:style-name="ce34" table:formula="of:=IF([.E14]=&quot;&quot;;[.C14];CONCATENATE([.C14];&quot; / &quot;;[.E14]))" office:value-type="string" office:string-value=":m 記録 / 身体 / ケガ / loc=左手：甲,cause=不明,loc-incident=~,id=2020-12-15_23-49,phase=テープを貼った,apparatus=ルーペを付けた,injury=擦り傷：皮膚がめくれている / N-35-35-28.436279 E-139-34-49.489746 / N-35-35-28.436279 E-139-34-49.489746">
            <text:p>:m 記録 / 身体 / ケガ / loc=左手：甲,cause=不明,loc-incident=~,id=2020-12-15_23-49,phase=テープを貼った,apparatus=ルーペを付けた,injury=擦り傷：皮膚がめくれている / N-35-35-28.436279 E-139-34-49.489746 / N-35-35-28.436279 E-139-34-49.489746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16_00-12-07_000.jpg</text:p>
          </table:table-cell>
          <table:table-cell table:style-name="ce16" office:value-type="string">
            <text:p>:PHOTO 記録 / 経過記録；作ったもの / food=焼酎漬け / material=えごま；liquor=麦焼酎,time=1212-0024,container=green-cap</text:p>
          </table:table-cell>
          <table:table-cell table:style-name="ce16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15]=&quot;&quot;;[.C15];CONCATENATE([.C15];&quot; / &quot;;[.E15]))" office:value-type="string" office:string-value=":PHOTO 記録 / 経過記録；作ったもの / food=焼酎漬け / material=えごま；liquor=麦焼酎,time=1212-0024,container=green-cap">
            <text:p>:PHOTO 記録 / 経過記録；作ったもの / food=焼酎漬け / material=えごま；liquor=麦焼酎,time=1212-002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16_00-12-29_000.jpg</text:p>
          </table:table-cell>
          <table:table-cell table:style-name="ce19" office:value-type="string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16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4" table:formula="of:=IF([.E16]=&quot;&quot;;[.C16];CONCATENATE([.C16];&quot; / &quot;;[.E16]))" office:value-type="string" office:string-value=":PHOTO 記録 / 経過記録；作ったもの / food=焼酎漬け / material=ローズマリー:???；liquor=麦焼酎:100ml,time=1212??-0016,container=silver-cap-large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16_00-13-04_000.jpg</text:p>
          </table:table-cell>
          <table:table-cell table:style-name="ce8" office:value-type="string">
            <text:p>:m RES 1*1 / free# JVEMV6 37#17.35_1 / 37. miscs of miscs / 17. natural-history / id=35:セージ / topics=~栄養価,TH=~,w:~,Q:ニンニクをニンニクたらしめているもの、なにか？ / N~</text:p>
          </table:table-cell>
          <table:table-cell table:style-name="ce18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4" table:formula="of:=IF([.E17]=&quot;&quot;;[.C17];CONCATENATE([.C17];&quot; / &quot;;[.E17]))" office:value-type="string" office:string-value=":m RES 1*1 / free# JVEMV6 37#17.35_1 / 37. miscs of miscs / 17. natural-history / id=35:セージ / topics=~栄養価,TH=~,w:~,Q:ニンニクをニンニクたらしめているもの、なにか？ / N~">
            <text:p>:m RES 1*1 / free# JVEMV6 37#17.35_1 / 37. miscs of miscs / 17. natural-history / id=35:セージ / topics=~栄養価,TH=~,w:~,Q:ニンニクをニンニクたらしめているもの、なにか？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2-16_00-13-30_000.jpg</text:p>
          </table:table-cell>
          <table:table-cell table:style-name="ce8" office:value-type="string">
            <text:p>:PHOTO 記録 / 経過記録；作ったもの / food=焼酎漬け / material=ペパーミント：１パック；liquor=麦焼酎:300ml,time=1208-0020,container=silver-cap-large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8]=&quot;&quot;;[.C18];CONCATENATE([.C18];&quot; / &quot;;[.E18]))" office:value-type="string" office:string-value=":PHOTO 記録 / 経過記録；作ったもの / food=焼酎漬け / material=ペパーミント：１パック；liquor=麦焼酎:300ml,time=1208-0020,container=silver-cap-large">
            <text:p>:PHOTO 記録 / 経過記録；作ったもの / food=焼酎漬け / material=ペパーミント：１パック；liquor=麦焼酎:300ml,time=1208-0020,container=silver-cap-larg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2-16_03-34-01_000.jpg</text:p>
          </table:table-cell>
          <table:table-cell table:style-name="ce18" office:value-type="string">
            <text:p>:m :PHOTO 寝た時刻 / 2020 / オナニー：２時間２０分ぐらい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m :PHOTO 寝た時刻 / 2020 / オナニー：２時間２０分ぐらい">
            <text:p>:m :PHOTO 寝た時刻 / 2020 / オナニー：２時間２０分ぐらい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16_07-45-49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22546 E-139-34-49.489746</text:p>
          </table:table-cell>
          <table:table-cell table:style-name="ce34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2-16_09-34-50_000.jpg</text:p>
          </table:table-cell>
          <table:table-cell table:style-name="ce17" office:value-type="string">
            <text:p>:m 1-3*3 / science / physics:optics / 日光：屈折：プリズム ||| :tome/ (J*) / 「学校文明」がもたらした、人間の破壊、直さなくては ||| :m subject=焼酎漬けに関する観察 / regarding=生姜；ローズマリー；えごま；他</text:p>
          </table:table-cell>
          <table:table-cell table:style-name="ce16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21]=&quot;&quot;;[.C21];CONCATENATE([.C21];&quot; / &quot;;[.E21]))" office:value-type="string" office:string-value=":m 1-3*3 / science / physics:optics / 日光：屈折：プリズム ||| :tome/ (J*) / 「学校文明」がもたらした、人間の破壊、直さなくては ||| :m subject=焼酎漬けに関する観察 / regarding=生姜；ローズマリー；えごま；他">
            <text:p>:m 1-3*3 / science / physics:optics / 日光：屈折：プリズム ||| :tome/ (J*) / 「学校文明」がもたらした、人間の破壊、直さなくては ||| :m subject=焼酎漬けに関する観察 / regarding=生姜；ローズマリー；えごま；他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5_18-57-44_000.mp4</text:p>
          </table:table-cell>
          <table:table-cell table:style-name="ce8" office:value-type="string">
            <text:p>:VIDEO / @自室 / 記録 / jap.flute-bamboo / 演奏、play / b-2020-1215-1 / genr=demo:todays-sequence</text:p>
          </table:table-cell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0-1215-1 / genr=demo:todays-sequence">
            <text:p>:VIDEO / @自室 / 記録 / jap.flute-bamboo / 演奏、play / b-2020-1215-1 / genr=demo:todays-sequenc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6_09-42-24_000.mp4</text:p>
          </table:table-cell>
          <table:table-cell table:style-name="ce8" office:value-type="string">
            <text:p>:VIDEO / @自宅 / メモ / kb,keyboard / 演奏、play / k-2020-1216-1 / genr=relay-6:movement-N:mv-1,chor=Cm;Fm,other=fraziuka:bounce;hit-multi</text:p>
          </table:table-cell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宅 / メモ / kb,keyboard / 演奏、play / k-2020-1216-1 / genr=relay-6:movement-N:mv-1,chor=Cm;Fm,other=fraziuka:bounce;hit-multi">
            <text:p>:VIDEO / @自宅 / メモ / kb,keyboard / 演奏、play / k-2020-1216-1 / genr=relay-6:movement-N:mv-1,chor=Cm;Fm,other=fraziuka:bounce;hit-multi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2020/12/16</text:date>, <text:time>10:4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6T10:42:38.62</dc:date>
    <dc:creator>iwabuchi ken</dc:creator>
    <meta:editing-duration>P29DT9H28M56S</meta:editing-duration>
    <meta:editing-cycles>10922</meta:editing-cycles>
    <meta:document-statistic meta:table-count="1" meta:cell-count="480" meta:object-count="0"/>
  </office:meta>
</office:document-meta>
</file>